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BCD42D43.png" manifest:media-type="image/png"/>
  <manifest:file-entry manifest:full-path="Pictures/100000000000033C0000026DB8864351.png" manifest:media-type="image/png"/>
  <manifest:file-entry manifest:full-path="Pictures/1000000100000500000002D0687512C6.png" manifest:media-type="image/png"/>
  <manifest:file-entry manifest:full-path="Pictures/10000000000004220000031A1D23851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Backend With flask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By: Yabsera Boga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at is flask framewor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ightweight web application framework for Python. </text:p>
              </text:list-item>
              <text:list-item>
                <text:p>It's designed to be simple, easy to use, and scalable. </text:p>
              </text:list-item>
              <text:list-item>
                <text:p>often referred to as a micro-framework because it provides the essentials needed to build web applications without imposing too many tools and librar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 text:style-name="P4">What is flask framework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Here are some key features and concepts associated with Flask:</text:p>
              </text:list-item>
              <text:list-item>
                <text:p>Routing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687512C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BCD42D4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31:02.462906137</meta:creation-date>
    <meta:editing-duration>PT6M1S</meta:editing-duration>
    <meta:editing-cycles>5</meta:editing-cycles>
    <meta:generator>LibreOffice/7.6.4.1$Linux_X86_64 LibreOffice_project/60$Build-1</meta:generator>
    <dc:title>Blueprint Plans</dc:title>
    <dc:date>2023-12-25T20:37:01.810199350</dc:date>
    <meta:document-statistic meta:object-count="66"/>
  </office:meta>
</office:document-meta>
</file>